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ameel Noori Kasheeda" svg:font-family="'Jameel Noori Kasheeda'"/>
    <style:font-face style:name="Noto Sans Devanagari" svg:font-family="'Noto Sans Devanagari'" style:font-family-generic="swiss"/>
    <style:font-face style:name="C059" svg:font-family="C059" style:font-adornments="Bold" style:font-pitch="variable"/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1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ntarell Extra Bold" fo:font-size="20pt" fo:font-weight="normal" officeooo:rsid="00097e70" officeooo:paragraph-rsid="00097e70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2pt" fo:font-weight="normal" officeooo:rsid="00097e70" officeooo:paragraph-rsid="00097e7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Cantarell" fo:font-size="12pt" fo:font-weight="normal" officeooo:rsid="00097e70" officeooo:paragraph-rsid="00097e70" style:font-size-asian="10.5pt" style:font-weight-asian="normal" style:font-size-complex="12pt" style:font-weight-complex="normal"/>
    </style:style>
    <style:style style:name="T1" style:family="text">
      <style:text-properties officeooo:rsid="00097e70"/>
    </style:style>
    <style:style style:name="T2" style:family="text">
      <style:text-properties officeooo:rsid="000b10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od-by-Mr.Chips (Chapter 1)</text:p>
      <text:p text:style-name="P1">Q.1. Who is the writer of the novel," Good Bye Mr. Chips"?</text:p>
      <text:p text:style-name="P1">Q.2. What was the real name of Mr. Chips?</text:p>
      <text:p text:style-name="P1">Q.3. When was Mr. Chips born?</text:p>
      <text:p text:style-name="P1">Q.4. Where did Mr, Chips live after his retirement?</text:p>
      <text:p text:style-name="P1">Q.5. How did Mr. Chips measure his time when he was living at Mrs. Wickett's house?</text:p>
      <text:p text:style-name="P1">Q.6. What did Mr. Chips use to do in his old age?</text:p>
      <text:p text:style-name="P1"><text:span text:style-name="T1">Q.7. </text:span>What did Mr. Chips do before going to bed?</text:p>
      <text:p text:style-name="P1">Q.8. Who was Dr. Merivale?</text:p>
      <text:p text:style-name="P1">Q9. What did he say about Chips' health? what did he advise her when Mr. Chips caught a cold?</text:p>
      <text:p text:style-name="P1">Q.10. Who made a century when Chips came for an interview?</text:p>
      <text:p text:style-name="P1">Q.11. When and why did he join Brookfield?</text:p>
      <text:p text:style-name="P1">Q.12. Briefly explain his preliminary interview with Mr.Wetherby?</text:p>
      <text:p text:style-name="P1"><text:line-break/>Q.13. What advice did Mr. Wetherby give to Mr. Chips? What kind of person Wetherby was?</text:p>
      <text:p text:style-name="P1">Q.14. Who was the first boy punished by Mr. Chips at Brookfield?</text:p>
      <text:p text:style-name="P1">Q.15. What did Mr. Chips say to the son of Mr. Colley?</text:p>
      <text:p text:style-name="P1">Q.16. What did Mr. Chips say to the third Colley?</text:p>
      <text:p text:style-name="P1">Q.17. What was the fashion adopted by Mr. Chips during his youth days?</text:p>
      <text:p text:style-name="P2">Good-by-Mr.Chips (Chapter 2)</text:p>
      <text:p text:style-name="P3">Q.1. What was the history of Brookfield Grammar School?</text:p>
      <text:p text:style-name="P3">Q.2. What kind of people and professionals did Brookfield supply?</text:p>
      <text:p text:style-name="P3">Q.3. What were the qualifications of Mr. Chips?</text:p>
      <text:p text:style-name="P3">Q.4. What was presented to Chips on his retirement?</text:p>
      <text:p text:style-name="P3">Q.5. "A decent career decently closed" Explain.</text:p>
      <text:p text:style-name="P3">Q.6. What were Chip's ambitions when he joined Brookfield?</text:p>
      <text:p text:style-name="P3">Q.7. What was the status of Brookfield School?</text:p>
      <text:p text:style-name="P3">Q.8. Write a note on Brookfield village.</text:p>
      <text:p text:style-name="P3">Q.9. Write a note on Brookfield Public School.</text:p>
      <text:p text:style-name="P3">Q.11. How a football match was made possible at the Brookfield?</text:p>
      <text:p text:style-name="P3">Q.12. Narrate the activities of Mr. Chips after his retirement?</text:p>
      <text:p text:style-name="P2">Good-by-Mr.Chips (Chapter 3)</text:p>
      <text:p text:style-name="P4">Q.1. How was the room Mrs. Wickett let to Chips? OR How was Mr. Chips’ room decorated at Mrs. Wicketts? OR Describe Mrs. Wickett's house.</text:p>
      <text:p text:style-name="P4"/>
      <text:p text:style-name="P4">Q.2. What would Mr. Chips do during mild afternoons while at Mrs. Wickett's?</text:p>
      <text:p text:style-name="P4">Q.3. How did Mr. Chips entertain his students at Mrs. Wickett's house? OR How did Chips meet the newcomers?</text:p>
      <text:p text:style-name="P4">Q.4. What would Chips ask the new boys who came to see him?</text:p>
      <text:p text:style-name="P4">Q.5. What did the boys comment after tea with Chips?</text:p>
      <text:p text:style-name="P4">Q.6. What did Branksome tell Mr. Chips?</text:p>
      <text:p text:style-name="P4">Q.7. What did Mr. Chips tell Mrs. Wickett about Major Collingwood?</text:p>
      <text:p text:style-name="P4">Q.8. Who was Mrs. Wicket and what were here service for Brookfield and Mr. Chips?</text:p>
      <text:p text:style-name="P4">Q.9. What was the financial condition of Mr. Chips after retirement?</text:p>
      <text:p text:style-name="P4"><text:soft-page-break/>Q.10. What kind of books did Mr. Chips have in his room? OR What kind of books did Chips read?</text:p>
      <text:p text:style-name="P4">Q.11. What were Chips' views about Latin and Greek?</text:p>
      <text:p text:style-name="P4">Q.12. What was the misconception about Mr. Chips' marital status?</text:p>
      <text:p text:style-name="P4">Q.13. Who was Major Collingwood?</text:p>
      <text:p text:style-name="P4">Q.14. Why did Mr. Chips choose to live at Mrs. Wickett's? OR Why did Mr. Chips live at Mrs. Wickett’s house after retirement?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ameel Noori Kasheeda" svg:font-family="'Jameel Noori Kasheeda'"/>
    <style:font-face style:name="Noto Sans Devanagari" svg:font-family="'Noto Sans Devanagari'" style:font-family-generic="swiss"/>
    <style:font-face style:name="C059" svg:font-family="C059" style:font-adornments="Bold" style:font-pitch="variable"/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Jameel Noori Kasheeda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Jameel Noori Kasheeda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Jameel Noori Kasheeda" fo:font-family="'Jameel Noori Kasheeda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21:25:05.598623861</meta:creation-date>
    <dc:date>2021-02-09T21:35:28.016134430</dc:date>
    <meta:editing-duration>PT10M40S</meta:editing-duration>
    <meta:editing-cycles>2</meta:editing-cycles>
    <meta:generator>LibreOffice/7.1.0.3$Linux_X86_64 LibreOffice_project/10$Build-3</meta:generator>
    <meta:document-statistic meta:table-count="0" meta:image-count="0" meta:object-count="0" meta:page-count="2" meta:paragraph-count="45" meta:word-count="484" meta:character-count="2684" meta:non-whitespace-character-count="2244"/>
  </office:meta>
</office:document-meta>
</file>